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0.6861in"/>
    </style:style>
    <style:style style:name="Table1.B" style:family="table-column">
      <style:table-column-properties style:column-width="1.8139in"/>
    </style:style>
    <style:style style:name="Table1.C" style:family="table-column">
      <style:table-column-properties style:column-width="4.4271in"/>
    </style:style>
    <style:style style:name="Table1.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153394"/>
    </style:style>
    <style:style style:name="P4" style:family="paragraph" style:parent-style-name="Table_20_Contents">
      <style:text-properties fo:font-size="12pt" officeooo:paragraph-rsid="0014428b" style:font-size-asian="10.5pt" style:font-size-complex="12pt"/>
    </style:style>
    <style:style style:name="P5" style:family="paragraph" style:parent-style-name="Table_20_Contents">
      <style:text-properties fo:font-size="12pt" fo:font-weight="bold" officeooo:paragraph-rsid="0014428b" style:font-size-asian="10.5pt" style:font-weight-asian="bold" style:font-size-complex="12pt" style:font-weight-complex="bold"/>
    </style:style>
    <style:style style:name="P6" style:family="paragraph" style:parent-style-name="Table_20_Contents">
      <style:text-properties officeooo:rsid="0014428b" officeooo:paragraph-rsid="0014428b"/>
    </style:style>
    <style:style style:name="P7" style:family="paragraph" style:parent-style-name="Table_20_Contents">
      <style:text-properties fo:font-weight="bold" officeooo:paragraph-rsid="00153394" style:font-weight-asian="bold" style:font-weight-complex="bold"/>
    </style:style>
    <style:style style:name="P8" style:family="paragraph" style:parent-style-name="Table_20_Contents">
      <style:paragraph-properties fo:text-align="start" style:justify-single-word="false"/>
      <style:text-properties officeooo:paragraph-rsid="00153394"/>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5">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0">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2">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5">
      <style:paragraph-properties fo:margin-top="0in" fo:margin-bottom="0in" style:contextual-spacing="false"/>
    </style:style>
    <style:style style:name="P39" style:family="paragraph" style:parent-style-name="Text_20_body" style:list-style-name="L16"/>
    <style:style style:name="P40" style:family="paragraph" style:parent-style-name="Text_20_body" style:list-style-name="L16">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7">
      <style:paragraph-properties fo:margin-top="0in" fo:margin-bottom="0in" style:contextual-spacing="false"/>
    </style:style>
    <style:style style:name="P43" style:family="paragraph" style:parent-style-name="Text_20_body" style:list-style-name="L18"/>
    <style:style style:name="P44" style:family="paragraph" style:parent-style-name="Text_20_body" style:list-style-name="L18">
      <style:paragraph-properties fo:margin-top="0in" fo:margin-bottom="0in" style:contextual-spacing="false"/>
    </style:style>
    <style:style style:name="P45" style:family="paragraph" style:parent-style-name="Text_20_body" style:list-style-name="L19"/>
    <style:style style:name="P46" style:family="paragraph" style:parent-style-name="Text_20_body" style:list-style-name="L19">
      <style:paragraph-properties fo:margin-top="0in" fo:margin-bottom="0in" style:contextual-spacing="false"/>
    </style:style>
    <style:style style:name="P47" style:family="paragraph" style:parent-style-name="Text_20_body" style:list-style-name="L20"/>
    <style:style style:name="P48" style:family="paragraph" style:parent-style-name="Text_20_body" style:list-style-name="L20">
      <style:paragraph-properties fo:margin-top="0in" fo:margin-bottom="0in" style:contextual-spacing="false"/>
    </style:style>
    <style:style style:name="P49" style:family="paragraph" style:parent-style-name="Text_20_body" style:list-style-name="L21"/>
    <style:style style:name="P50" style:family="paragraph" style:parent-style-name="Text_20_body" style:list-style-name="L21">
      <style:paragraph-properties fo:margin-top="0in" fo:margin-bottom="0in" style:contextual-spacing="false"/>
    </style:style>
    <style:style style:name="P51" style:family="paragraph" style:parent-style-name="Text_20_body">
      <style:paragraph-properties fo:break-before="page"/>
      <style:text-properties style:text-underline-style="solid" style:text-underline-width="auto" style:text-underline-color="font-color" fo:font-weight="bold" officeooo:rsid="000f22ff" officeooo:paragraph-rsid="000f22ff" style:font-weight-asian="bold" style:font-weight-complex="bold"/>
    </style:style>
    <style:style style:name="T1" style:family="text">
      <style:text-properties officeooo:rsid="000d14c4"/>
    </style:style>
    <style:style style:name="T2" style:family="text">
      <style:text-properties officeooo:rsid="000e2225"/>
    </style:style>
    <style:style style:name="T3" style:family="text">
      <style:text-properties fo:color="#c9211e" loext:opacity="100%"/>
    </style:style>
    <style:style style:name="T4" style:family="text">
      <style:text-properties fo:color="#000000" loext:opacity="100%"/>
    </style:style>
    <style:style style:name="T5" style:family="text">
      <style:text-properties fo:color="#000000" loext:opacity="100%" fo:font-weight="normal" style:font-size-asian="12pt" style:font-weight-asian="normal" style:font-weight-complex="normal"/>
    </style:style>
    <style:style style:name="T6" style:family="text">
      <style:text-properties fo:color="#000000" loext:opacity="100%" style:font-size-asian="12pt"/>
    </style:style>
    <style:style style:name="T7" style:family="text">
      <style:text-properties fo:color="#000000" loext:opacity="100%" fo:font-weight="bold" style:font-size-asian="12pt" style:font-weight-asian="bold" style:font-weight-complex="bold"/>
    </style:style>
    <style:style style:name="T8" style:family="text">
      <style:text-properties fo:color="#000000" loext:opacity="100%" fo:font-weight="bold" officeooo:rsid="0014428b" style:font-size-asian="12pt" style:font-weight-asian="bold" style:font-weight-complex="bold"/>
    </style:style>
    <style:style style:name="T9" style:family="text">
      <style:text-properties officeooo:rsid="0014428b"/>
    </style:style>
    <style:style style:name="T10" style:family="text">
      <style:text-properties officeooo:rsid="00153394"/>
    </style:style>
    <style:style style:name="T11" style:family="text">
      <style:text-properties officeooo:rsid="00155f19"/>
    </style:style>
    <style:style style:name="T12" style:family="text">
      <style:text-properties officeooo:rsid="00168bab"/>
    </style:style>
    <style:style style:name="T13"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ourse Title: AI, </text:span><text:span text:style-name="Strong_20_Emphasis"><text:span text:style-name="T1">Machine Learning, and Deep Learning</text:span></text:span><text:span text:style-name="Strong_20_Emphasis"> for Biology</text:span></text:h>
      <text:h text:style-name="Heading_20_2" text:outline-level="2"><text:span text:style-name="Strong_20_Emphasis">Instructor Information</text:span></text:h>
      <text:list xml:id="list3808813596" text:style-name="L1">
        <text:list-item>
          <text:p text:style-name="P10"><text:span text:style-name="Strong_20_Emphasis">Instructor Name:</text:span> Dr. <text:span text:style-name="T2">James Boyko</text:span></text:p>
        </text:list-item>
        <text:list-item>
          <text:p text:style-name="P10"><text:span text:style-name="Strong_20_Emphasis">Email:</text:span> <text:span text:style-name="T2">jboyko@umich.edu</text:span></text:p>
        </text:list-item>
        <text:list-item>
          <text:p text:style-name="P10"><text:span text:style-name="Strong_20_Emphasis">Office Location:</text:span> <text:span text:style-name="T2">BSB 5034</text:span></text:p>
        </text:list-item>
        <text:list-item>
          <text:p text:style-name="P9"><text:span text:style-name="Strong_20_Emphasis">Office Hours:</text:span> [<text:span text:style-name="T2">Tuesday 10-11AM or </text:span>Days/Times or By Appointment]</text:p>
        </text:list-item>
      </text:list>
      <text:h text:style-name="Heading_20_2" text:outline-level="2"><text:span text:style-name="Strong_20_Emphasis">Course Description</text:span></text:h>
      <text:p text:style-name="Text_20_body">In this course, students will become <text:span text:style-name="Strong_20_Emphasis">AI literate</text:span>—able to understand, apply, and critically evaluate AI, ML (machine learning), and DL (deep learning) tools in a biological context. Through lectures, discussions, coding workshops, and projects, students will learn fundamental concepts of AI, prepare and preprocess biological data, select and implement suitable models, interpret their predictions, and address ethical considerations such as bias and data privacy.</text:p>
      <text:h text:style-name="Heading_20_2" text:outline-level="2"><text:span text:style-name="Strong_20_Emphasis">Course Goals and Learning Objectives</text:span></text:h>
      <text:h text:style-name="Heading_20_3" text:outline-level="3"><text:span text:style-name="Strong_20_Emphasis">Stage 1: Desired Results</text:span></text:h>
      <text:list xml:id="list3911898116" text:style-name="L2">
        <text:list-item>
          <text:p text:style-name="P11"><text:span text:style-name="Strong_20_Emphasis">Knowledge and Understanding</text:span></text:p>
          <text:list>
            <text:list-item>
              <text:p text:style-name="P12">Understand the core differences between AI, ML, and DL.</text:p>
            </text:list-item>
            <text:list-item>
              <text:p text:style-name="P12">Grasp fundamental algorithms and their applications: supervised, unsupervised, and reinforcement learning.</text:p>
            </text:list-item>
            <text:list-item>
              <text:p text:style-name="P12">Recognize the importance of data quality, model limitations, interpretability, and ethical considerations.</text:p>
            </text:list-item>
          </text:list>
        </text:list-item>
        <text:list-item>
          <text:p text:style-name="P11"><text:span text:style-name="Strong_20_Emphasis">Skills</text:span></text:p>
          <text:list>
            <text:list-item>
              <text:p text:style-name="P12">Preprocess various types of biological data (e.g., genomic, proteomic, clinical).</text:p>
            </text:list-item>
            <text:list-item>
              <text:p text:style-name="P12">Build, train, and evaluate models using common machine learning frameworks (e.g., scikit-learn, TensorFlow, or PyTorch).</text:p>
            </text:list-item>
            <text:list-item>
              <text:p text:style-name="P12">Communicate model workings, performance, and limitations to both technical and non-technical audiences.</text:p>
            </text:list-item>
          </text:list>
        </text:list-item>
        <text:list-item>
          <text:p text:style-name="P11"><text:span text:style-name="Strong_20_Emphasis">Transfer</text:span></text:p>
          <text:list>
            <text:list-item>
              <text:p text:style-name="P12">Confidently discuss AI-powered diagnoses or recommendations in a clinical or research setting.</text:p>
            </text:list-item>
            <text:list-item>
              <text:p text:style-name="P12">Independently identify and apply suitable ML/DL techniques to solve biological research questions.</text:p>
            </text:list-item>
            <text:list-item>
              <text:p text:style-name="P11">Critically assess AI tools for biases, reliability, and ethical implications.</text:p>
            </text:list-item>
          </text:list>
        </text:list-item>
      </text:list>
      <text:h text:style-name="Heading_20_3" text:outline-level="3"><text:soft-page-break/><text:span text:style-name="Strong_20_Emphasis">Essential Questions</text:span></text:h>
      <text:list xml:id="list2035948835" text:style-name="L3">
        <text:list-item>
          <text:p text:style-name="P14">What are the key differences between AI, ML, and DL?</text:p>
        </text:list-item>
        <text:list-item>
          <text:p text:style-name="P14">Why is data quality critical for the success of AI models in biology?</text:p>
        </text:list-item>
        <text:list-item>
          <text:p text:style-name="P14">How can machine learning and deep learning techniques be applied to various types of biological data?</text:p>
        </text:list-item>
        <text:list-item>
          <text:p text:style-name="P14">How do we choose the right AI model for a particular biological question?</text:p>
        </text:list-item>
        <text:list-item>
          <text:p text:style-name="P14">How do we assess the reliability and biological relevance of AI model predictions?</text:p>
        </text:list-item>
        <text:list-item>
          <text:p text:style-name="P13">What are the ethical considerations and potential biases when using AI in biological research?</text:p>
        </text:list-item>
      </text:list>
      <text:p text:style-name="Horizontal_20_Line"/>
      <text:h text:style-name="Heading_20_2" text:outline-level="2"><text:span text:style-name="Strong_20_Emphasis">Required and Recommended Texts/Resources</text:span></text:h>
      <text:list xml:id="list2769139961" text:style-name="L4">
        <text:list-item>
          <text:p text:style-name="P15"><text:span text:style-name="Strong_20_Emphasis">Required:</text:span></text:p>
          <text:list>
            <text:list-item>
              <text:p text:style-name="P16"><text:span text:style-name="Emphasis">Hands-On Machine Learning with Scikit-Learn, Keras, &amp; TensorFlow</text:span> by Aurélien Géron (O’Reilly)</text:p>
            </text:list-item>
            <text:list-item>
              <text:p text:style-name="P16">Select scientific articles and review papers (distributed via Learning Management System, LMS)</text:p>
            </text:list-item>
          </text:list>
        </text:list-item>
        <text:list-item>
          <text:p text:style-name="P15"><text:span text:style-name="Strong_20_Emphasis">Recommended:</text:span></text:p>
          <text:list>
            <text:list-item>
              <text:p text:style-name="P16"><text:span text:style-name="Emphasis">Deep Learning with Python</text:span> by François Chollet</text:p>
            </text:list-item>
            <text:list-item>
              <text:p text:style-name="P16"><text:span text:style-name="Emphasis">An Introduction to Statistical Learning</text:span> by Gareth James et al. (free PDF available)</text:p>
            </text:list-item>
            <text:list-item>
              <text:p text:style-name="P16"><text:span text:style-name="Emphasis">Bioinformatics and Functional Genomics</text:span> (chapters on computational tools) by Jonathan Pevsner</text:p>
            </text:list-item>
          </text:list>
        </text:list-item>
        <text:list-item>
          <text:p text:style-name="P15"><text:span text:style-name="Strong_20_Emphasis">Technical Requirements:</text:span></text:p>
          <text:list>
            <text:list-item>
              <text:p text:style-name="P16">Access to a computer with Python 3.x, scikit-learn, TensorFlow or PyTorch installed</text:p>
            </text:list-item>
            <text:list-item>
              <text:p text:style-name="P16">A GitHub account (for code sharing and version control)</text:p>
            </text:list-item>
            <text:list-item>
              <text:p text:style-name="P15">Internet access for online tutorials, Jupyter Notebooks, or Google Colab</text:p>
            </text:list-item>
          </text:list>
        </text:list-item>
      </text:list>
      <text:p text:style-name="Horizontal_20_Line"/>
      <text:h text:style-name="Heading_20_2" text:outline-level="2"><text:span text:style-name="Strong_20_Emphasis">Course Schedule</text:span></text:h>
      <text:p text:style-name="Text_20_body"><text:span text:style-name="Emphasis">(Note: Weekly schedule may be adjusted based on class pace and guest lecture availability.)</text:span></text:p>
      <text:h text:style-name="Heading_20_3" text:outline-level="3"><text:span text:style-name="Strong_20_Emphasis">Week 1: Introduction to AI in Biology</text:span></text:h>
      <text:list xml:id="list143643730" text:style-name="L5">
        <text:list-item>
          <text:p text:style-name="P18"><text:span text:style-name="Strong_20_Emphasis">Topics:</text:span></text:p>
          <text:list>
            <text:list-item>
              <text:p text:style-name="P18">Course overview, objectives, and expectations</text:p>
            </text:list-item>
            <text:list-item>
              <text:p text:style-name="P18">Definitions and historical context of AI, ML, and DL</text:p>
            </text:list-item>
            <text:list-item>
              <text:p text:style-name="P18">Examples of AI applications in biology (e.g., genomics, imaging, personalized medicine)</text:p>
            </text:list-item>
          </text:list>
        </text:list-item>
        <text:list-item>
          <text:p text:style-name="P18"><text:span text:style-name="Strong_20_Emphasis">Activities/Assignments:</text:span></text:p>
          <text:list>
            <text:list-item>
              <text:p text:style-name="P18">Reading: Géron, Chapter 1 (“The Machine Learning Landscape”)</text:p>
            </text:list-item>
            <text:list-item>
              <text:p text:style-name="P18">Short reflection essay: “Where do I see AI in my field of biology?”</text:p>
            </text:list-item>
            <text:list-item>
              <text:p text:style-name="P17"><text:soft-page-break/>Quiz 1 on basic definitions (AI vs. ML vs. DL)</text:p>
            </text:list-item>
          </text:list>
        </text:list-item>
      </text:list>
      <text:h text:style-name="Heading_20_3" text:outline-level="3"><text:span text:style-name="Strong_20_Emphasis">Week 2: Data Basics and Preprocessing</text:span></text:h>
      <text:list xml:id="list3094511530" text:style-name="L6">
        <text:list-item>
          <text:p text:style-name="P20"><text:span text:style-name="Strong_20_Emphasis">Topics:</text:span></text:p>
          <text:list>
            <text:list-item>
              <text:p text:style-name="P20">Types of biological data (genomic, proteomic, clinical, imaging)</text:p>
            </text:list-item>
            <text:list-item>
              <text:p text:style-name="P20">Data quality, cleaning, transformation, normalization</text:p>
            </text:list-item>
            <text:list-item>
              <text:p text:style-name="P20">Exploratory data analysis and feature selection</text:p>
            </text:list-item>
          </text:list>
        </text:list-item>
        <text:list-item>
          <text:p text:style-name="P20"><text:span text:style-name="Strong_20_Emphasis">Activities/Assignments:</text:span></text:p>
          <text:list>
            <text:list-item>
              <text:p text:style-name="P20">In-class workshop: Basic Python for data manipulation (pandas, NumPy)</text:p>
            </text:list-item>
            <text:list-item>
              <text:p text:style-name="P19">Homework 1: Preprocess a small biological dataset (clean, normalize, visualize)</text:p>
            </text:list-item>
          </text:list>
        </text:list-item>
      </text:list>
      <text:h text:style-name="Heading_20_3" text:outline-level="3"><text:span text:style-name="Strong_20_Emphasis">Week 3: Supervised Learning (Regression and Classification)</text:span></text:h>
      <text:list xml:id="list4193045887" text:style-name="L7">
        <text:list-item>
          <text:p text:style-name="P22"><text:span text:style-name="Strong_20_Emphasis">Topics:</text:span></text:p>
          <text:list>
            <text:list-item>
              <text:p text:style-name="P22">Overview of linear regression, logistic regression, decision trees, random forests</text:p>
            </text:list-item>
            <text:list-item>
              <text:p text:style-name="P22">Model evaluation metrics (accuracy, precision, recall, F1 score)</text:p>
            </text:list-item>
          </text:list>
        </text:list-item>
        <text:list-item>
          <text:p text:style-name="P22"><text:span text:style-name="Strong_20_Emphasis">Activities/Assignments:</text:span></text:p>
          <text:list>
            <text:list-item>
              <text:p text:style-name="P22">In-class coding challenge: Build a classifier for a simple biological dataset (e.g., tumor classification)</text:p>
            </text:list-item>
            <text:list-item>
              <text:p text:style-name="P21">Reflective journal on model performance vs. interpretability</text:p>
            </text:list-item>
          </text:list>
        </text:list-item>
      </text:list>
      <text:h text:style-name="Heading_20_3" text:outline-level="3"><text:span text:style-name="Strong_20_Emphasis">Week 4: Supervised Learning (Advanced Topics)</text:span></text:h>
      <text:list xml:id="list187867304" text:style-name="L8">
        <text:list-item>
          <text:p text:style-name="P24"><text:span text:style-name="Strong_20_Emphasis">Topics:</text:span></text:p>
          <text:list>
            <text:list-item>
              <text:p text:style-name="P24">Ensemble methods (bagging, boosting)</text:p>
            </text:list-item>
            <text:list-item>
              <text:p text:style-name="P24">Bias-variance trade-off, overfitting, underfitting</text:p>
            </text:list-item>
            <text:list-item>
              <text:p text:style-name="P24">Hyperparameter tuning, cross-validation</text:p>
            </text:list-item>
          </text:list>
        </text:list-item>
        <text:list-item>
          <text:p text:style-name="P24"><text:span text:style-name="Strong_20_Emphasis">Activities/Assignments:</text:span></text:p>
          <text:list>
            <text:list-item>
              <text:p text:style-name="P24">Worksheet on hyperparameter tuning strategies</text:p>
            </text:list-item>
            <text:list-item>
              <text:p text:style-name="P23">Homework 2: Compare different ensemble methods on a biological dataset</text:p>
            </text:list-item>
          </text:list>
        </text:list-item>
      </text:list>
      <text:h text:style-name="Heading_20_3" text:outline-level="3"><text:span text:style-name="Strong_20_Emphasis">Week 5: Unsupervised Learning (Clustering and Dimensionality Reduction)</text:span></text:h>
      <text:list xml:id="list2762257804" text:style-name="L9">
        <text:list-item>
          <text:p text:style-name="P26"><text:span text:style-name="Strong_20_Emphasis">Topics:</text:span></text:p>
          <text:list>
            <text:list-item>
              <text:p text:style-name="P26">Clustering (k-means, hierarchical clustering), PCA, t-SNE</text:p>
            </text:list-item>
            <text:list-item>
              <text:p text:style-name="P26">Applications in single-cell analysis, protein clustering, etc.</text:p>
            </text:list-item>
          </text:list>
        </text:list-item>
        <text:list-item>
          <text:p text:style-name="P26"><text:span text:style-name="Strong_20_Emphasis">Activities/Assignments:</text:span></text:p>
          <text:list>
            <text:list-item>
              <text:p text:style-name="P26">Hands-on lab: Cluster gene expression data using k-means</text:p>
            </text:list-item>
            <text:list-item>
              <text:p text:style-name="P25">Quiz 2 on supervised vs. unsupervised learning</text:p>
            </text:list-item>
          </text:list>
        </text:list-item>
      </text:list>
      <text:h text:style-name="Heading_20_3" text:outline-level="3"><text:span text:style-name="Strong_20_Emphasis">Week 6: Introduction to Deep Learning</text:span></text:h>
      <text:list xml:id="list2981852192" text:style-name="L10">
        <text:list-item>
          <text:p text:style-name="P28"><text:span text:style-name="Strong_20_Emphasis">Topics:</text:span></text:p>
          <text:list>
            <text:list-item>
              <text:p text:style-name="P28">Neural network basics: perceptrons, hidden layers, activation functions</text:p>
            </text:list-item>
            <text:list-item>
              <text:p text:style-name="P28">Overview of deep learning frameworks (TensorFlow, PyTorch)</text:p>
            </text:list-item>
          </text:list>
        </text:list-item>
        <text:list-item>
          <text:p text:style-name="P28"><text:soft-page-break/><text:span text:style-name="Strong_20_Emphasis">Activities/Assignments:</text:span></text:p>
          <text:list>
            <text:list-item>
              <text:p text:style-name="P28">In-class coding tutorial: Build a simple feedforward neural network</text:p>
            </text:list-item>
            <text:list-item>
              <text:p text:style-name="P27">Midterm Project Instructions Distributed</text:p>
            </text:list-item>
          </text:list>
        </text:list-item>
      </text:list>
      <text:h text:style-name="Heading_20_3" text:outline-level="3"><text:span text:style-name="Strong_20_Emphasis">Week 7: Convolutional Neural Networks (CNNs) and Biological Imaging</text:span></text:h>
      <text:list xml:id="list1941097016" text:style-name="L11">
        <text:list-item>
          <text:p text:style-name="P30"><text:span text:style-name="Strong_20_Emphasis">Topics:</text:span></text:p>
          <text:list>
            <text:list-item>
              <text:p text:style-name="P30">CNN architecture, convolutional layers, pooling layers</text:p>
            </text:list-item>
            <text:list-item>
              <text:p text:style-name="P30">Applications to medical imaging (MRI, CT scans) and microscopy</text:p>
            </text:list-item>
          </text:list>
        </text:list-item>
        <text:list-item>
          <text:p text:style-name="P30"><text:span text:style-name="Strong_20_Emphasis">Activities/Assignments:</text:span></text:p>
          <text:list>
            <text:list-item>
              <text:p text:style-name="P30">Lab exercise: Train a CNN on a small image dataset (e.g., cell images)</text:p>
            </text:list-item>
            <text:list-item>
              <text:p text:style-name="P29">Reading: Selected research papers on CNNs in biomedical imaging</text:p>
            </text:list-item>
          </text:list>
        </text:list-item>
      </text:list>
      <text:h text:style-name="Heading_20_3" text:outline-level="3"><text:span text:style-name="Strong_20_Emphasis">Week 8: Ethics and Bias in AI for Biology</text:span></text:h>
      <text:list xml:id="list2238081958" text:style-name="L12">
        <text:list-item>
          <text:p text:style-name="P32"><text:span text:style-name="Strong_20_Emphasis">Topics:</text:span></text:p>
          <text:list>
            <text:list-item>
              <text:p text:style-name="P32">Sources of bias in biological data (demographic, sampling, measurement)</text:p>
            </text:list-item>
            <text:list-item>
              <text:p text:style-name="P32">Ethical implications of AI-driven decisions in healthcare and research</text:p>
            </text:list-item>
            <text:list-item>
              <text:p text:style-name="P32">Regulation and responsible AI</text:p>
            </text:list-item>
          </text:list>
        </text:list-item>
        <text:list-item>
          <text:p text:style-name="P32"><text:span text:style-name="Strong_20_Emphasis">Activities/Assignments:</text:span></text:p>
          <text:list>
            <text:list-item>
              <text:p text:style-name="P32">Class discussion: Debate on AI-driven diagnosis and patient consent</text:p>
            </text:list-item>
            <text:list-item>
              <text:p text:style-name="P31">Short essay: Propose strategies to mitigate bias in AI models</text:p>
            </text:list-item>
          </text:list>
        </text:list-item>
      </text:list>
      <text:h text:style-name="Heading_20_3" text:outline-level="3"><text:span text:style-name="Strong_20_Emphasis">Week 9: Midterm Presentations</text:span></text:h>
      <text:list xml:id="list3932144768" text:style-name="L13">
        <text:list-item>
          <text:p text:style-name="P34"><text:span text:style-name="Strong_20_Emphasis">Activity:</text:span></text:p>
          <text:list>
            <text:list-item>
              <text:p text:style-name="P34"><text:span text:style-name="Strong_20_Emphasis">Midterm Presentation</text:span>: Each student explains an existing AI method relevant to their area of biological research. Present how the method works, how it was trained, potential biases, and its application in biology.</text:p>
            </text:list-item>
          </text:list>
        </text:list-item>
        <text:list-item>
          <text:p text:style-name="P34"><text:span text:style-name="Strong_20_Emphasis">Assessment:</text:span></text:p>
          <text:list>
            <text:list-item>
              <text:p text:style-name="P33">Evaluates clarity of AI/ML/DL understanding and communication skills</text:p>
            </text:list-item>
          </text:list>
        </text:list-item>
      </text:list>
      <text:h text:style-name="Heading_20_3" text:outline-level="3"><text:span text:style-name="Strong_20_Emphasis">Week 10: Sequence Data and Recurrent Neural Networks (RNNs)</text:span></text:h>
      <text:list xml:id="list1789025381" text:style-name="L14">
        <text:list-item>
          <text:p text:style-name="P36"><text:span text:style-name="Strong_20_Emphasis">Topics:</text:span></text:p>
          <text:list>
            <text:list-item>
              <text:p text:style-name="P36">Handling sequential data (DNA sequences, time-series biological signals)</text:p>
            </text:list-item>
            <text:list-item>
              <text:p text:style-name="P36">RNN variants (LSTM, GRU) for sequence analysis</text:p>
            </text:list-item>
          </text:list>
        </text:list-item>
        <text:list-item>
          <text:p text:style-name="P36"><text:span text:style-name="Strong_20_Emphasis">Activities/Assignments:</text:span></text:p>
          <text:list>
            <text:list-item>
              <text:p text:style-name="P36">In-class lab: Simple LSTM model for gene sequence classification</text:p>
            </text:list-item>
            <text:list-item>
              <text:p text:style-name="P35">Homework 3: Investigate open-source biological RNN models</text:p>
            </text:list-item>
          </text:list>
        </text:list-item>
      </text:list>
      <text:h text:style-name="Heading_20_3" text:outline-level="3"><text:span text:style-name="Strong_20_Emphasis">Week 11: Reinforcement Learning in Biological Systems</text:span></text:h>
      <text:list xml:id="list1900999791" text:style-name="L15">
        <text:list-item>
          <text:p text:style-name="P38"><text:span text:style-name="Strong_20_Emphasis">Topics:</text:span></text:p>
          <text:list>
            <text:list-item>
              <text:p text:style-name="P38">Basics of reinforcement learning (RL)</text:p>
            </text:list-item>
            <text:list-item>
              <text:p text:style-name="P38">Potential applications: drug discovery, adaptive treatment strategies</text:p>
            </text:list-item>
          </text:list>
        </text:list-item>
        <text:list-item>
          <text:p text:style-name="P38"><text:soft-page-break/><text:span text:style-name="Strong_20_Emphasis">Activities/Assignments:</text:span></text:p>
          <text:list>
            <text:list-item>
              <text:p text:style-name="P38">Group discussion: Feasibility and ethical challenges of RL in clinical settings</text:p>
            </text:list-item>
            <text:list-item>
              <text:p text:style-name="P37">Coding exercise (optional/simplified): Q-learning example</text:p>
            </text:list-item>
          </text:list>
        </text:list-item>
      </text:list>
      <text:h text:style-name="Heading_20_3" text:outline-level="3"><text:span text:style-name="Strong_20_Emphasis">Week 12: Project Workshops</text:span></text:h>
      <text:list xml:id="list1840577961" text:style-name="L16">
        <text:list-item>
          <text:p text:style-name="P40"><text:span text:style-name="Strong_20_Emphasis">Topics:</text:span></text:p>
          <text:list>
            <text:list-item>
              <text:p text:style-name="P40">Students work on final projects with instructor and TA support</text:p>
            </text:list-item>
            <text:list-item>
              <text:p text:style-name="P40">Address challenges in data cleaning, model selection, and evaluation</text:p>
            </text:list-item>
          </text:list>
        </text:list-item>
        <text:list-item>
          <text:p text:style-name="P40"><text:span text:style-name="Strong_20_Emphasis">Activities/Assignments:</text:span></text:p>
          <text:list>
            <text:list-item>
              <text:p text:style-name="P40">Project “office hours” and peer-review sessions</text:p>
            </text:list-item>
            <text:list-item>
              <text:p text:style-name="P39">Finalizing data preprocessing and model structure</text:p>
            </text:list-item>
          </text:list>
        </text:list-item>
      </text:list>
      <text:h text:style-name="Heading_20_3" text:outline-level="3"><text:span text:style-name="Strong_20_Emphasis">Week 13: Advanced Topics and Current Trends</text:span></text:h>
      <text:list xml:id="list2455356475" text:style-name="L17">
        <text:list-item>
          <text:p text:style-name="P42"><text:span text:style-name="Strong_20_Emphasis">Topics:</text:span></text:p>
          <text:list>
            <text:list-item>
              <text:p text:style-name="P42">Transfer learning, transformers in biology (e.g., AlphaFold, large language models)</text:p>
            </text:list-item>
            <text:list-item>
              <text:p text:style-name="P42">Federated learning in clinical data</text:p>
            </text:list-item>
          </text:list>
        </text:list-item>
        <text:list-item>
          <text:p text:style-name="P42"><text:span text:style-name="Strong_20_Emphasis">Activities/Assignments:</text:span></text:p>
          <text:list>
            <text:list-item>
              <text:p text:style-name="P42">Reading/Discussion: Landmark papers on transformer models and protein folding</text:p>
            </text:list-item>
            <text:list-item>
              <text:p text:style-name="P41">Reflective journal on emerging trends</text:p>
            </text:list-item>
          </text:list>
        </text:list-item>
      </text:list>
      <text:h text:style-name="Heading_20_3" text:outline-level="3"><text:span text:style-name="Strong_20_Emphasis">Week 14: Final Project Presentations and Wrap-Up</text:span></text:h>
      <text:list xml:id="list1200574147" text:style-name="L18">
        <text:list-item>
          <text:p text:style-name="P44"><text:span text:style-name="Strong_20_Emphasis">Activities:</text:span></text:p>
          <text:list>
            <text:list-item>
              <text:p text:style-name="P44"><text:span text:style-name="Strong_20_Emphasis">Final Project Presentations</text:span> (oral or poster session)</text:p>
            </text:list-item>
            <text:list-item>
              <text:p text:style-name="P44">Submission of final written report (methodology, findings, reflections on strengths, limitations, ethical implications)</text:p>
            </text:list-item>
          </text:list>
        </text:list-item>
        <text:list-item>
          <text:p text:style-name="P44"><text:span text:style-name="Strong_20_Emphasis">Assessment:</text:span></text:p>
          <text:list>
            <text:list-item>
              <text:p text:style-name="P43">Evaluates ability to independently apply AI techniques, interpret results, and communicate findings effectively</text:p>
            </text:list-item>
          </text:list>
        </text:list-item>
      </text:list>
      <text:p text:style-name="Horizontal_20_Line"/>
      <text:h text:style-name="Heading_20_2" text:outline-level="2"><text:span text:style-name="Strong_20_Emphasis">Assessments and Grading</text:span></text:h>
      <text:list xml:id="list1389775204" text:style-name="L19">
        <text:list-item>
          <text:p text:style-name="P45"><text:span text:style-name="Strong_20_Emphasis">Quizzes/Homework (20%)</text:span></text:p>
          <text:list>
            <text:list-item>
              <text:p text:style-name="P46">Short quizzes assess foundational knowledge (terminology, concepts).</text:p>
            </text:list-item>
            <text:list-item>
              <text:p text:style-name="P46">Homework assignments reinforce data preprocessing, model building, and result interpretation.</text:p>
            </text:list-item>
          </text:list>
        </text:list-item>
        <text:list-item>
          <text:p text:style-name="P45"><text:span text:style-name="Strong_20_Emphasis">Midterm Presentation (15%)</text:span></text:p>
          <text:list>
            <text:list-item>
              <text:p text:style-name="P46">Students research and present on an existing AI method in biology.</text:p>
            </text:list-item>
            <text:list-item>
              <text:p text:style-name="P46">Evaluates understanding of core concepts, communication skills, and ability to identify biases and limitations.</text:p>
            </text:list-item>
          </text:list>
        </text:list-item>
        <text:list-item>
          <text:p text:style-name="P45"><text:span text:style-name="Strong_20_Emphasis">Reflective Journals and Peer Reviews (10%)</text:span></text:p>
          <text:list>
            <text:list-item>
              <text:p text:style-name="P46"><text:soft-page-break/>Periodic journal entries encourage self-assessment and synthesis of learned concepts.</text:p>
            </text:list-item>
            <text:list-item>
              <text:p text:style-name="P46">Peer reviews develop collaborative and critical evaluation skills.</text:p>
            </text:list-item>
          </text:list>
        </text:list-item>
        <text:list-item>
          <text:p text:style-name="P45"><text:span text:style-name="Strong_20_Emphasis">Final Project (35%)</text:span></text:p>
          <text:list>
            <text:list-item>
              <text:p text:style-name="P46">Students propose a biological research question, preprocess relevant data, select and train an appropriate model, and evaluate its performance.</text:p>
            </text:list-item>
            <text:list-item>
              <text:p text:style-name="P46">Written report and/or final presentation detailing methodology, findings, and reflections.</text:p>
            </text:list-item>
          </text:list>
        </text:list-item>
        <text:list-item>
          <text:p text:style-name="P45"><text:span text:style-name="Strong_20_Emphasis">Class Participation (20%)</text:span></text:p>
          <text:list>
            <text:list-item>
              <text:p text:style-name="P46">Active involvement in discussions, coding labs, and peer feedback sessions.</text:p>
            </text:list-item>
            <text:list-item>
              <text:p text:style-name="P45">Attendance and engagement in in-class activities, including ethics debates and group projects.</text:p>
            </text:list-item>
          </text:list>
        </text:list-item>
      </text:list>
      <text:p text:style-name="Horizontal_20_Line"/>
      <text:h text:style-name="Heading_20_2" text:outline-level="2"><text:span text:style-name="Strong_20_Emphasis">Policies and Expectations</text:span></text:h>
      <text:list xml:id="list542385306" text:style-name="L20">
        <text:list-item>
          <text:p text:style-name="P48"><text:span text:style-name="Strong_20_Emphasis">Late Work:</text:span> Assignments turned in late may be penalized unless prior arrangements are made.</text:p>
        </text:list-item>
        <text:list-item>
          <text:p text:style-name="P48"><text:span text:style-name="Strong_20_Emphasis">Academic Integrity:</text:span> Plagiarism or cheating on assignments/projects will not be tolerated. Cite all sources properly.</text:p>
        </text:list-item>
        <text:list-item>
          <text:p text:style-name="P48"><text:span text:style-name="Strong_20_Emphasis">Attendance and Participation:</text:span> Regular attendance and active participation are crucial for mastering the practical components of this course.</text:p>
        </text:list-item>
        <text:list-item>
          <text:p text:style-name="P47"><text:span text:style-name="Strong_20_Emphasis">Accommodations:</text:span> Students with documented disabilities should contact the instructor at the beginning of the term to discuss accommodations.</text:p>
        </text:list-item>
      </text:list>
      <text:p text:style-name="Horizontal_20_Line"/>
      <text:h text:style-name="Heading_20_2" text:outline-level="2"><text:span text:style-name="Strong_20_Emphasis">Summary of the Learning Path</text:span></text:h>
      <text:list xml:id="list1890833912" text:style-name="L21">
        <text:list-item>
          <text:p text:style-name="P50"><text:span text:style-name="Strong_20_Emphasis">Lecture and Discussion:</text:span> Establish theoretical foundations of AI, ML, DL, and ethical considerations.</text:p>
        </text:list-item>
        <text:list-item>
          <text:p text:style-name="P50"><text:span text:style-name="Strong_20_Emphasis">Hands-On Workshops:</text:span> Practice data preprocessing, model building, and evaluation using real biological datasets.</text:p>
        </text:list-item>
        <text:list-item>
          <text:p text:style-name="P50"><text:span text:style-name="Strong_20_Emphasis">Midterm Presentation:</text:span> Demonstrate understanding of AI methods and ability to communicate them clearly.</text:p>
        </text:list-item>
        <text:list-item>
          <text:p text:style-name="P49"><text:span text:style-name="Strong_20_Emphasis">Final Project:</text:span> Integrate all learned skills to independently address a biological research question with AI, culminating in a professional-level presentation and report.</text:p>
        </text:list-item>
      </text:list>
      <text:p text:style-name="Text_20_body"/>
      <text:p text:style-name="Text_20_body"/>
      <text:p text:style-name="Text_20_body"/>
      <text:p text:style-name="Text_20_body"/>
      <text:p text:style-name="P51">Schedu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Week</text:span></text:p>
            </table:table-cell>
            <table:table-cell table:style-name="Table1.A1" office:value-type="string">
              <text:p text:style-name="Table_20_Heading"><text:span text:style-name="Strong_20_Emphasis">Dates</text:span></text:p>
            </table:table-cell>
            <table:table-cell table:style-name="Table1.A1" office:value-type="string">
              <text:p text:style-name="Table_20_Heading"><text:span text:style-name="Strong_20_Emphasis">Course Topics and Activities</text:span></text:p>
            </table:table-cell>
          </table:table-row>
        </table:table-header-rows>
        <table:table-row>
          <table:table-cell table:style-name="Table1.A1" office:value-type="string">
            <text:p text:style-name="Table_20_Contents">Week 1</text:p>
          </table:table-cell>
          <table:table-cell table:style-name="Table1.A1" office:value-type="string">
            <text:p text:style-name="Table_20_Contents">Aug 25 - Aug 29</text:p>
          </table:table-cell>
          <table:table-cell table:style-name="Table1.A1" office:value-type="string">
            <text:p text:style-name="P2"><text:span text:style-name="Strong_20_Emphasis">Introduction to AI in Biology</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Course overview, definitions, historical context, AI applications in biology</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Reading (Géron, Chapter 1), Reflection essay, Quiz 1</text:p>
          </table:table-cell>
        </table:table-row>
        <table:table-row>
          <table:table-cell table:style-name="Table1.A1" office:value-type="string">
            <text:p text:style-name="Table_20_Contents">Week 2</text:p>
          </table:table-cell>
          <table:table-cell table:style-name="Table1.A1" office:value-type="string">
            <text:p text:style-name="Table_20_Contents">Sept 1 - Sept 5</text:p>
          </table:table-cell>
          <table:table-cell table:style-name="Table1.A1" office:value-type="string">
            <text:p text:style-name="Table_20_Contents"><text:span text:style-name="Strong_20_Emphasis"><text:span text:style-name="T4"/></text:span></text:p>
            <text:p text:style-name="P2"><text:span text:style-name="Strong_20_Emphasis">Data Basics and Preprocessing</text:span></text:p>
          </table:table-cell>
        </table:table-row>
        <table:table-row>
          <table:table-cell table:style-name="Table1.A1" office:value-type="string">
            <text:p text:style-name="P1"/>
          </table:table-cell>
          <table:table-cell table:style-name="Table1.A1" office:value-type="string">
            <text:p text:style-name="P4"><text:span text:style-name="Strong_20_Emphasis"><text:span text:style-name="T8">* No classes</text:span></text:span><text:span text:style-name="Strong_20_Emphasis"><text:span text:style-name="T7"> on Sept 1 </text:span></text:span></text:p>
            <text:p text:style-name="P4"><text:span text:style-name="Strong_20_Emphasis"><text:span text:style-name="T7">(Labor Day) *</text:span></text:span></text:p>
          </table:table-cell>
          <table:table-cell table:style-name="Table1.A1" office:value-type="string">
            <text:p text:style-name="Table_20_Contents">Topics: Types of biological data, data quality, cleaning, normalization, EDA, feature selectio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Python workshop, Homework 1</text:p>
          </table:table-cell>
        </table:table-row>
        <table:table-row>
          <table:table-cell table:style-name="Table1.A1" office:value-type="string">
            <text:p text:style-name="Table_20_Contents">Week 3</text:p>
          </table:table-cell>
          <table:table-cell table:style-name="Table1.A1" office:value-type="string">
            <text:p text:style-name="Table_20_Contents">Sept 8 - Sept 12</text:p>
          </table:table-cell>
          <table:table-cell table:style-name="Table1.A1" office:value-type="string">
            <text:p text:style-name="P2"><text:span text:style-name="Strong_20_Emphasis">Supervised Learning (Regression and Classification)</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Linear/logistic regression, decision trees, random forests, model evaluation metrics</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Coding challenge, Reflective journal</text:p>
          </table:table-cell>
        </table:table-row>
        <table:table-row>
          <table:table-cell table:style-name="Table1.A1" office:value-type="string">
            <text:p text:style-name="Table_20_Contents">Week 4</text:p>
          </table:table-cell>
          <table:table-cell table:style-name="Table1.A1" office:value-type="string">
            <text:p text:style-name="Table_20_Contents">Sept 15 - Sept 19</text:p>
          </table:table-cell>
          <table:table-cell table:style-name="Table1.A1" office:value-type="string">
            <text:p text:style-name="P2"><text:span text:style-name="Strong_20_Emphasis">Supervised Learning (Advanced Topics)</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Ensemble methods, bias-variance trade-off, hyperparameter tuning, cross-validatio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Worksheet, Homework 2</text:p>
          </table:table-cell>
        </table:table-row>
        <table:table-row>
          <table:table-cell table:style-name="Table1.A1" office:value-type="string">
            <text:p text:style-name="Table_20_Contents">Week 5</text:p>
          </table:table-cell>
          <table:table-cell table:style-name="Table1.A1" office:value-type="string">
            <text:p text:style-name="Table_20_Contents">Sept 22 - Sept 26</text:p>
          </table:table-cell>
          <table:table-cell table:style-name="Table1.A1" office:value-type="string">
            <text:p text:style-name="P2"><text:span text:style-name="Strong_20_Emphasis">Unsupervised Learning (Clustering and Dimensionality Reduction)</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Clustering, PCA, t-SNE, applications in biology</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Lab (k-means clustering), Quiz 2</text:p>
          </table:table-cell>
        </table:table-row>
        <table:table-row>
          <table:table-cell table:style-name="Table1.A1" office:value-type="string">
            <text:p text:style-name="Table_20_Contents">Week 6</text:p>
          </table:table-cell>
          <table:table-cell table:style-name="Table1.A1" office:value-type="string">
            <text:p text:style-name="Table_20_Contents">Sept 29 - Oct 3</text:p>
          </table:table-cell>
          <table:table-cell table:style-name="Table1.A1" office:value-type="string">
            <text:p text:style-name="P2"><text:span text:style-name="Strong_20_Emphasis">Introduction to Deep Learning</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Neural network basics, deep learning frameworks</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Coding tutorial, Midterm Project Instructions</text:p>
          </table:table-cell>
        </table:table-row>
        <table:table-row>
          <table:table-cell table:style-name="Table1.A1" office:value-type="string">
            <text:p text:style-name="Table_20_Contents">Week 7</text:p>
          </table:table-cell>
          <table:table-cell table:style-name="Table1.A1" office:value-type="string">
            <text:p text:style-name="Table_20_Contents">Oct 6 - Oct 10</text:p>
          </table:table-cell>
          <table:table-cell table:style-name="Table1.A1" office:value-type="string">
            <text:p text:style-name="P2"><text:span text:style-name="Strong_20_Emphasis">Convolutional Neural Networks (CNNs) and Biological Imaging</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CNN architecture, applications in medical imaging</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Lab (train CNN), Reading research papers</text:p>
          </table:table-cell>
        </table:table-row>
        <table:table-row>
          <table:table-cell table:style-name="Table1.A1" office:value-type="string">
            <text:p text:style-name="Table_20_Contents">Week 8</text:p>
          </table:table-cell>
          <table:table-cell table:style-name="Table1.A1" office:value-type="string">
            <text:p text:style-name="P6">Oct 13 – Oct 17</text:p>
          </table:table-cell>
          <table:table-cell table:style-name="Table1.A1" office:value-type="string">
            <text:p text:style-name="Table_20_Contents"><text:span text:style-name="Strong_20_Emphasis"/></text:p>
            <text:p text:style-name="P2"><text:span text:style-name="Strong_20_Emphasis">Ethics and Bias in AI for Biology</text:span></text:p>
          </table:table-cell>
        </table:table-row>
        <table:table-row>
          <table:table-cell table:style-name="Table1.A1" office:value-type="string">
            <text:p text:style-name="P1"/>
          </table:table-cell>
          <table:table-cell table:style-name="Table1.A1" office:value-type="string">
            <text:p text:style-name="P5"><text:span text:style-name="T9">* No classes </text:span>Oct 13 - Oct 14 (Fall Break) *</text:p>
          </table:table-cell>
          <table:table-cell table:style-name="Table1.A1" office:value-type="string">
            <text:p text:style-name="Table_20_Contents">Topics: Bias sources, ethical implications, regulation, responsible AI</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Class discussion, Essay on bias mitigation</text:p>
          </table:table-cell>
        </table:table-row>
        <table:table-row>
          <table:table-cell table:style-name="Table1.A1" office:value-type="string">
            <text:p text:style-name="Table_20_Contents">Week 9</text:p>
          </table:table-cell>
          <table:table-cell table:style-name="Table1.A1" office:value-type="string">
            <text:p text:style-name="Table_20_Contents">Oct 20 - Oct 24</text:p>
          </table:table-cell>
          <table:table-cell table:style-name="Table1.A1" office:value-type="string">
            <text:p text:style-name="P2"><text:span text:style-name="Strong_20_Emphasis">Midterm </text:span><text:span text:style-name="Strong_20_Emphasis"><text:span text:style-name="T11">PowerPoint </text:span></text:span><text:span text:style-name="Strong_20_Emphasis">Presentations</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y: Presentations on AI methods</text:p>
          </table:table-cell>
        </table:table-row>
        <table:table-row>
          <table:table-cell table:style-name="Table1.A1" office:value-type="string">
            <text:p text:style-name="Table_20_Contents">Week 10</text:p>
          </table:table-cell>
          <table:table-cell table:style-name="Table1.A1" office:value-type="string">
            <text:p text:style-name="Table_20_Contents">Oct 27 - Oct 31</text:p>
          </table:table-cell>
          <table:table-cell table:style-name="Table1.A1" office:value-type="string">
            <text:p text:style-name="P2"><text:span text:style-name="Strong_20_Emphasis">Sequence Data and Recurrent Neural Networks (RNNs)</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Sequential data, RNN variants (LSTM, GRU)</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Lab (LSTM for sequence classification), Homework 3</text:p>
          </table:table-cell>
        </table:table-row>
        <table:table-row>
          <table:table-cell table:style-name="Table1.A1" office:value-type="string">
            <text:p text:style-name="Table_20_Contents">Week 11</text:p>
          </table:table-cell>
          <table:table-cell table:style-name="Table1.A1" office:value-type="string">
            <text:p text:style-name="Table_20_Contents">Nov 3 - Nov 7</text:p>
          </table:table-cell>
          <table:table-cell table:style-name="Table1.A1" office:value-type="string">
            <text:p text:style-name="P2"><text:span text:style-name="Strong_20_Emphasis">Reinforcement Learning in Biological Systems</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Basics of RL, applications in drug discovery and <text:soft-page-break/>treatment strategies</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Group discussion, Optional Q-learning coding</text:p>
          </table:table-cell>
        </table:table-row>
        <table:table-row>
          <table:table-cell table:style-name="Table1.A1" office:value-type="string">
            <text:p text:style-name="Table_20_Contents">Week 12</text:p>
          </table:table-cell>
          <table:table-cell table:style-name="Table1.A1" office:value-type="string">
            <text:p text:style-name="Table_20_Contents">Nov 10 - Nov 14</text:p>
          </table:table-cell>
          <table:table-cell table:style-name="Table1.A1" office:value-type="string">
            <text:p text:style-name="P2"><text:span text:style-name="Strong_20_Emphasis">Project Workshops </text:span><text:span text:style-name="Strong_20_Emphasis"><text:span text:style-name="T10">I</text:span></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Project troubleshooting, data preprocessing, model evaluatio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Peer-review sessions, Office hours</text:p>
          </table:table-cell>
        </table:table-row>
        <table:table-row>
          <table:table-cell table:style-name="Table1.A1" office:value-type="string">
            <text:p text:style-name="Table_20_Contents">Week 13</text:p>
          </table:table-cell>
          <table:table-cell table:style-name="Table1.A1" office:value-type="string">
            <text:p text:style-name="Table_20_Contents">Nov 17 - Nov 21</text:p>
          </table:table-cell>
          <table:table-cell table:style-name="Table1.A1" office:value-type="string">
            <text:p text:style-name="P2"><text:span text:style-name="Strong_20_Emphasis">Advanced Topics and Current Trends</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opics: Transfer learning, transformers, federated learning</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Reading landmark papers, Reflective journal</text:p>
          </table:table-cell>
        </table:table-row>
        <table:table-row>
          <table:table-cell table:style-name="Table1.A1" office:value-type="string">
            <text:p text:style-name="Table_20_Contents">Week 14</text:p>
          </table:table-cell>
          <table:table-cell table:style-name="Table1.A1" office:value-type="string">
            <text:p text:style-name="Table_20_Contents">Nov 24 - Nov 2<text:span text:style-name="T9">8</text:span></text:p>
          </table:table-cell>
          <table:table-cell table:style-name="Table1.A1" office:value-type="string">
            <text:p text:style-name="P3"><text:span text:style-name="Strong_20_Emphasis">Project Workshops </text:span><text:span text:style-name="Strong_20_Emphasis"><text:span text:style-name="T10">II</text:span></text:span></text:p>
          </table:table-cell>
        </table:table-row>
        <table:table-row>
          <table:table-cell table:style-name="Table1.A1" office:value-type="string">
            <text:p text:style-name="Table_20_Contents"/>
          </table:table-cell>
          <table:table-cell table:style-name="Table1.A1" office:value-type="string">
            <text:p text:style-name="P7"><text:span text:style-name="T9">* No Classes </text:span>Nov 26 - Nov 28 (Thanksgiving) *</text:p>
          </table:table-cell>
          <table:table-cell table:style-name="Table1.A1" office:value-type="string">
            <text:p text:style-name="P8">Topics: Project troubleshooting, data preprocessing, model evaluation</text:p>
          </table:table-cell>
        </table:table-row>
        <table:table-row>
          <table:table-cell table:style-name="Table1.A1" office:value-type="string">
            <text:p text:style-name="Table_20_Contents">Week 15</text:p>
          </table:table-cell>
          <table:table-cell table:style-name="Table1.A1" office:value-type="string">
            <text:p text:style-name="Table_20_Contents">Dec 1 - Dec 8</text:p>
          </table:table-cell>
          <table:table-cell table:style-name="Table1.A1" office:value-type="string">
            <text:p text:style-name="P2"><text:span text:style-name="Strong_20_Emphasis">Final Project </text:span><text:span text:style-name="Strong_20_Emphasis"><text:span text:style-name="T12">Poster </text:span></text:span><text:span text:style-name="Strong_20_Emphasis">Presentations and Submission</text:span></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Activities: Final presentations, Submission of written reports</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7:39:26.821672796</meta:creation-date>
    <dc:date>2025-01-07T08:12:54.735116500</dc:date>
    <meta:editing-duration>PT33M24S</meta:editing-duration>
    <meta:editing-cycles>13</meta:editing-cycles>
    <meta:generator>LibreOffice/7.3.7.2$Linux_X86_64 LibreOffice_project/30$Build-2</meta:generator>
    <meta:document-statistic meta:table-count="1" meta:image-count="0" meta:object-count="0" meta:page-count="8" meta:paragraph-count="249" meta:word-count="1831" meta:character-count="12646" meta:non-whitespace-character-count="11205"/>
  </office:meta>
</office:document-meta>
</file>